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style>
    <style:style style:name="P3" style:family="paragraph" style:parent-style-name="Standard" style:master-page-name="Standard">
      <style:paragraph-properties fo:margin-left="0in" fo:margin-right="0in" fo:text-align="start" style:justify-single-word="false" fo:text-indent="0in" style:auto-text-indent="false" style:page-number="auto"/>
    </style:style>
    <style:style style:name="P4" style:family="paragraph" style:parent-style-name="Standard">
      <style:paragraph-properties fo:margin-left="0.5in" fo:margin-right="0in" fo:text-align="start" style:justify-single-word="false" fo:text-indent="-0.5in" style:auto-text-indent="false"/>
    </style:style>
    <style:style style:name="P5" style:family="paragraph" style:parent-style-name="Standard">
      <style:paragraph-properties fo:margin-left="1in" fo:margin-right="0in" fo:text-align="start" style:justify-single-word="false" fo:text-indent="-0.5in" style:auto-text-indent="false"/>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fo:font-style="italic" style:text-underline-style="none"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SaaS Passport Patent Add-On</text:span></text:p>
      <text:p text:style-name="P2"><text:span text:style-name="T2">Version 1.0.0-pre.2</text:span></text:p>
      <text:p text:style-name="P4"><text:span text:style-name="T1">1.</text:span><text:tab/><text:span text:style-name="T3">Enhanced Assurance About Patents</text:span><text:span text:style-name="T1">. </text:span></text:p>
      <text:p text:style-name="P5"><text:span text:style-name="T1">(a)</text:span><text:tab/><text:span text:style-name="T3">Additional Patent Guarantee</text:span><text:span text:style-name="T1">. Provider guarantees that Permitted Use of the Service will not infringe any patent.</text:span></text:p>
      <text:p text:style-name="P5"><text:span text:style-name="T1">(b)</text:span><text:tab/><text:span text:style-name="T3">Additional Patent Indemnity</text:span><text:span text:style-name="T1">. Subject to the "Indemnification Process" section of the Base Terms, Provider agrees to give Customer Indemnification for Legal Claims by others alleging that Permitted Use of the Service infringes any patent.</text:span></text:p>
      <text:p text:style-name="P5"><text:span text:style-name="T1">(c)</text:span><text:tab/><text:span text:style-name="T3">Damages Limit Exception</text:span><text:span text:style-name="T1">. Unless the Rider says otherwise, the "Limited Damages" section of the Base Terms does not limit damages for breach of </text:span><text:span text:style-name="T3">Section 1(b) (Additional Patent Indemnity)</text:span><text:span text:style-name="T1">.</text:span></text:p>
      <text:p text:style-name="P4"><text:span text:style-name="T1">2.</text:span><text:tab/><text:span text:style-name="T3">Definitions</text:span><text:span text:style-name="T1">. The following terms mean the same in this add-on as in the base terms: </text:span><text:span text:style-name="T2">Base Terms</text:span><text:span text:style-name="T1">, </text:span><text:span text:style-name="T2">Customer</text:span><text:span text:style-name="T1">, </text:span><text:span text:style-name="T2">Indemnification</text:span><text:span text:style-name="T1">, </text:span><text:span text:style-name="T2">Legal Claims</text:span><text:span text:style-name="T1">, </text:span><text:span text:style-name="T2">Permitted Use of the Service</text:span><text:span text:style-name="T1">, </text:span><text:span text:style-name="T2">Provider</text:span><text:span text:style-name="T1">, </text:span><text:span text:style-name="T2">Rider</text:span><text:span text:style-name="T1">.</text:span></text:p>
      <text:p text:style-name="P1">[Document end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5-02-02T04:09:00</meta:creation-date>
    <dc:date>2015-02-02T04:09:00</dc:date>
    <meta:editing-duration>P0D</meta:editing-duration>
    <meta:generator>LibreOffice/5.2.7.2$Linux_X86_64 LibreOffice_project/20m0$Build-2</meta:generator>
    <meta:document-statistic meta:table-count="0" meta:image-count="0" meta:object-count="0" meta:page-count="1" meta:paragraph-count="8" meta:word-count="124" meta:character-count="837" meta:non-whitespace-character-count="72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